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399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Forrest_3a__20_Warn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style:text-position="super 58%" fo:font-style="italic" fo:font-weight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is a text before the first title !</text:p>
      <text:h text:style-name="Heading_20_1" text:outline-level="1">Introduction</text:h>
      <text:p text:style-name="Text_20_body">The text « Here is a text before the first title ! » should appear just before this chapter.</text:p>
      <text:h text:style-name="Heading_20_1" text:outline-level="1">Chapters</text:h>
      <text:p text:style-name="Text_20_body">Here we are going to validate chapters transformation.</text:p>
      <text:h text:style-name="Heading_20_1" text:outline-level="1">Level 1</text:h>
      <text:p text:style-name="Text_20_body">Sentence within chapter Level 1.</text:p>
      <text:h text:style-name="Heading_20_2" text:outline-level="2">Level 2</text:h>
      <text:p text:style-name="Text_20_body">Sentence within chapter Level 2.</text:p>
      <text:h text:style-name="Heading_20_3" text:outline-level="3">Level 3</text:h>
      <text:p text:style-name="Text_20_body">Sentence within chapter Level 3.</text:p>
      <text:p text:style-name="Text_20_body">We stop now – at the moment - even if XHTML should recognise 6 levels of headers...</text:p>
      <text:h text:style-name="Heading_20_1" text:outline-level="1">Text Layout</text:h>
      <text:h text:style-name="Heading_20_2" text:outline-level="2">Paragraphs and line-breaks</text:h>
      <text:p text:style-name="Text_20_body">This is a sample paragraph.</text:p>
      <text:p text:style-name="Text_20_body">This is a second paragraph, on several lines<text:line-break/>separated with line-breaks<text:line-break/>line-breaks should appear smaller than space between paragraph.</text:p>
      <text:h text:style-name="Heading_20_2" text:outline-level="2">Layout</text:h>
      <text:p text:style-name="Text_20_body">The word « &lt;em&gt;<text:span text:style-name="T1">emphasized</text:span>&lt;/em&gt; » should appear in italic.</text:p>
      <text:p text:style-name="Text_20_body">The word « &lt;strong&gt;<text:span text:style-name="T2">strong</text:span>&lt;/strong&gt; » should appear in bold.</text:p>
      <text:p text:style-name="Text_20_body">The word « &lt;code&gt;code&lt;/code&gt; » should appear like a program sample.</text:p>
      <text:p text:style-name="Text_20_body">The word « &lt;sup&gt;<text:span text:style-name="T3">above</text:span>&lt;/sup&gt; » should appear as an exponent.</text:p>
      <text:p text:style-name="Text_20_body">The word « &lt;sub&gt;<text:span text:style-name="T4">below</text:span>&lt;/sub&gt; » should appear as a subscript.</text:p>
      <text:p text:style-name="Text_20_body">In theory, you can mix all the style. The following sentence gives an example « &lt;em&gt;&lt;strong&gt;&lt;sup&gt;<text:span text:style-name="T5">above emphasized and strong !</text:span>&lt;/sup&gt;&lt;/strong&gt;&lt;/em&gt; » should appear in italic strong as an exponent.</text:p>
      <text:h text:style-name="Heading_20_1" text:outline-level="1">Lists management</text:h>
      <text:h text:style-name="Heading_20_2" text:outline-level="2">Ordered</text:h>
      <text:p text:style-name="Text_20_body">Here is an ordered list :</text:p>
      <text:list text:style-name="L1">
        <text:list-item>
          <text:p text:style-name="P1">first line must start with 1</text:p>
        </text:list-item>
        <text:list-item>
          <text:p text:style-name="P1">Second line should start with 2</text:p>
        </text:list-item>
        <text:list-item>
          <text:p text:style-name="P1">And third line with 4 – er ? No 3, please be careful.</text:p>
        </text:list-item>
      </text:list>
      <text:h text:style-name="Heading_20_2" text:outline-level="2">Unordered</text:h>
      <text:p text:style-name="Text_20_body">Here is an unordered list :</text:p>
      <text:list text:style-name="L2">
        <text:list-item>
          <text:p text:style-name="P2">Each</text:p>
        </text:list-item>
        <text:list-item>
          <text:p text:style-name="P2">line starts</text:p>
        </text:list-item>
        <text:list-item>
          <text:p text:style-name="P2">with a dot.</text:p>
        </text:list-item>
      </text:list>
      <text:h text:style-name="Heading_20_1" text:outline-level="1">Boxes</text:h>
      <text:h text:style-name="Heading_20_2" text:outline-level="2">Sources</text:h>
      <text:p text:style-name="Forrest_3a__20_Source">// source code: &lt;source&gt;...&lt;/source&gt;<text:line-break/>import org.apache.cocoon.*;<text:line-break/>...</text:p>
      <text:h text:style-name="Heading_20_2" text:outline-level="2">Warnings</text:h>
      <text:p text:style-name="P3">This is a warning</text:p>
      <text:p text:style-name="P4"/>
      <text:p text:style-name="Forrest_3a__20_Warning"><text:span text:style-name="Forrest_20_Label">Label</text:span> This is a warning with a label</text:p>
      <text:h text:style-name="Heading_20_2" text:outline-level="2">Notes</text:h>
      <text:p text:style-name="Forrest_3a__20_Note">This is a note.</text:p>
      <text:h text:style-name="Heading_20_2" text:outline-level="2">Fix me</text:h>
      <text:p text:style-name="Forrest_3a__20_Fixme">This is a fixme paragraph.</text:p>
      <text:h text:style-name="Heading_20_1" text:outline-level="1">Tables</text:h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>Column 1</text:p>
          </table:table-cell>
          <table:table-cell table:style-name="Tableau1.A1" office:value-type="string">
            <text:p text:style-name="Table_20_Contents">Column 2</text:p>
          </table:table-cell>
          <table:table-cell table:style-name="Tableau1.A1" office:value-type="string">
            <text:p text:style-name="Table_20_Contents">Column 3</text:p>
          </table:table-cell>
          <table:table-cell table:style-name="Tableau1.A1" office:value-type="string">
            <text:p text:style-name="Table_20_Contents">Column 4</text:p>
          </table:table-cell>
          <table:table-cell table:style-name="Tableau1.E1" office:value-type="string">
            <text:p text:style-name="Table_20_Contents">Column 5</text:p>
          </table:table-cell>
        </table:table-row>
        <table:table-row>
          <table:table-cell table:style-name="Tableau1.A2" office:value-type="string">
            <text:p text:style-name="Table_20_Contents">11</text:p>
          </table:table-cell>
          <table:table-cell table:style-name="Tableau1.A2" office:value-type="string">
            <text:p text:style-name="Table_20_Contents">21</text:p>
          </table:table-cell>
          <table:table-cell table:style-name="Tableau1.A2" office:value-type="string">
            <text:p text:style-name="Table_20_Contents">31</text:p>
          </table:table-cell>
          <table:table-cell table:style-name="Tableau1.A2" office:value-type="string">
            <text:p text:style-name="Table_20_Contents">41</text:p>
          </table:table-cell>
          <table:table-cell table:style-name="Tableau1.E2" office:value-type="string">
            <text:p text:style-name="Table_20_Contents">51</text:p>
          </table:table-cell>
        </table:table-row>
        <table:table-row>
          <table:table-cell table:style-name="Tableau1.A2" office:value-type="string">
            <text:p text:style-name="Table_20_Contents">12</text:p>
          </table:table-cell>
          <table:table-cell table:style-name="Tableau1.A2" office:value-type="string">
            <text:p text:style-name="Table_20_Contents">22</text:p>
          </table:table-cell>
          <table:table-cell table:style-name="Tableau1.A2" office:value-type="string">
            <text:p text:style-name="Table_20_Contents">32</text:p>
          </table:table-cell>
          <table:table-cell table:style-name="Tableau1.E2" table:number-columns-spanned="2" office:value-type="string">
            <text:p text:style-name="Table_20_Contents">42 and 52 merged !</text:p>
          </table:table-cell>
          <table:covered-table-cell/>
        </table:table-row>
        <table:table-row>
          <table:table-cell table:style-name="Tableau1.A2" office:value-type="string">
            <text:p text:style-name="Table_20_Contents">13</text:p>
          </table:table-cell>
          <table:table-cell table:style-name="Tableau1.A2" office:value-type="string">
            <text:p text:style-name="Table_20_Contents">23</text:p>
          </table:table-cell>
          <table:table-cell table:style-name="Tableau1.A2" office:value-type="string">
            <text:p text:style-name="Table_20_Contents">33</text:p>
          </table:table-cell>
          <table:table-cell table:style-name="Tableau1.A2" office:value-type="string">
            <text:p text:style-name="Table_20_Contents">43</text:p>
          </table:table-cell>
          <table:table-cell table:style-name="Tableau1.E2" office:value-type="string">
            <text:p text:style-name="Table_20_Contents">53</text:p>
          </table:table-cell>
        </table:table-row>
      </table:table>
      <text:p text:style-name="Standard">We have to test tables with header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rest_3a__20_Fixme" style:display-name="Forrest: Fixme" style:family="paragraph" style:parent-style-name="Standard" style:next-style-name="Standard">
      <style:paragraph-properties fo:background-color="#ffff99" fo:padding="0.049cm" fo:border="0.035cm solid #ffff66">
        <style:tab-stops/>
        <style:background-image/>
      </style:paragraph-properties>
    </style:style>
    <style:style style:name="Forrest_3a__20_Source" style:display-name="Forrest: Source" style:family="paragraph" style:parent-style-name="Standard">
      <style:paragraph-properties fo:background-color="#cccccc" fo:padding="0.049cm" fo:border="0.035cm solid #000000">
        <style:background-image/>
      </style:paragraph-properties>
      <style:text-properties style:font-name="Courier New" fo:font-size="10.5pt"/>
    </style:style>
    <style:style style:name="Forrest_3a__20_Warning" style:display-name="Forrest: Warning" style:family="paragraph" style:parent-style-name="Standard" style:next-style-name="Standard">
      <style:paragraph-properties fo:background-color="#ff8080" fo:padding="0.049cm" fo:border="0.035cm solid #ff0000">
        <style:background-image/>
      </style:paragraph-properties>
    </style:style>
    <style:style style:name="Forrest_3a__20_Note" style:display-name="Forrest: Note" style:family="paragraph" style:parent-style-name="Standard" style:next-style-name="Standard">
      <style:paragraph-properties fo:background-color="#0099ff" fo:padding="0.049cm" fo:border="0.035cm solid #0047ff">
        <style:background-image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rrest_20_Label" style:display-name="Forrest Label" style:family="text">
      <style:text-properties fo:font-size="10pt" fo:font-style="italic" fo:background-color="#ff9966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9-27T15:17:32</meta:creation-date>
    <dc:creator>Cyriaque Dupoirieux</dc:creator>
    <dc:date>2006-10-02T15:03:40</dc:date>
    <dc:language>en-GB</dc:language>
    <meta:editing-cycles>5</meta:editing-cycles>
    <meta:editing-duration>PT1H19M4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65" meta:word-count="295" meta:character-count="1647"/>
  </office:meta>
</office:document-meta>
</file>